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6d8f0c" style:parent-style-name="Normal">
      <style:paragraph-properties fo:line-height="100%" fo:margin-bottom="0.0mm"/>
    </style:style>
    <style:style style:family="table-cell" style:name="a150591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c55f2" style:parent-style-name="Normal">
      <style:paragraph-properties fo:line-height="100%" fo:margin-bottom="0.0mm"/>
    </style:style>
    <style:style style:family="table-cell" style:name="aa4961d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5ac84" style:parent-style-name="Normal">
      <style:paragraph-properties fo:line-height="100%" fo:margin-bottom="0.0mm"/>
    </style:style>
    <style:style style:family="table-cell" style:name="a1debed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d2c91" style:parent-style-name="Normal">
      <style:paragraph-properties fo:line-height="100%" fo:margin-bottom="0.0mm"/>
    </style:style>
    <style:style style:family="table-cell" style:name="a1fb44f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7517f" style:parent-style-name="Normal">
      <style:paragraph-properties fo:line-height="100%" fo:margin-bottom="0.0mm"/>
    </style:style>
    <style:style style:family="table-cell" style:name="a318be1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ef995" style:parent-style-name="Normal">
      <style:paragraph-properties fo:line-height="100%" fo:margin-bottom="0.0mm"/>
      <style:text-properties fo:country="US" fo:language="en"/>
    </style:style>
    <style:style style:family="table-cell" style:name="a7eae43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4ebc5" style:parent-style-name="Normal">
      <style:paragraph-properties fo:line-height="100%" fo:margin-bottom="0.0mm"/>
      <style:text-properties fo:country="US" fo:language="en"/>
    </style:style>
    <style:style style:family="table-cell" style:name="af5c065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d0136" style:parent-style-name="Normal">
      <style:paragraph-properties fo:line-height="100%" fo:margin-bottom="0.0mm"/>
      <style:text-properties fo:country="US" fo:language="en"/>
    </style:style>
    <style:style style:family="table-cell" style:name="a06a03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d17df" style:parent-style-name="Normal">
      <style:paragraph-properties fo:line-height="100%" fo:margin-bottom="0.0mm"/>
      <style:text-properties fo:country="US" fo:language="en"/>
    </style:style>
    <style:style style:family="paragraph" style:name="a203078" style:parent-style-name="Normal">
      <style:paragraph-properties fo:line-height="100%" fo:margin-bottom="0.0mm" fo:text-align="center"/>
      <style:text-properties fo:country="US" fo:language="en"/>
    </style:style>
    <style:style style:family="paragraph" style:name="a6295bb" style:parent-style-name="Normal">
      <style:paragraph-properties fo:line-height="100%" fo:margin-bottom="0.0mm" fo:text-align="center"/>
      <style:text-properties fo:country="US" fo:language="en"/>
    </style:style>
    <style:style style:family="table-cell" style:name="adce09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a4296" style:parent-style-name="Normal">
      <style:paragraph-properties fo:line-height="100%" fo:margin-bottom="0.0mm" fo:text-align="center"/>
      <style:text-properties fo:country="US" fo:language="en"/>
    </style:style>
    <style:style style:family="table-cell" style:name="af972dc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5d874" style:parent-style-name="Normal">
      <style:paragraph-properties fo:line-height="100%" fo:margin-bottom="0.0mm" fo:text-align="center"/>
      <style:text-properties fo:country="US" fo:language="en"/>
    </style:style>
    <style:style style:family="table-cell" style:name="af68634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120f4" style:parent-style-name="Normal">
      <style:paragraph-properties fo:line-height="100%" fo:margin-bottom="0.0mm" fo:text-align="center"/>
      <style:text-properties fo:country="US" fo:language="en"/>
    </style:style>
    <style:style style:family="table-cell" style:name="ad6e202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00852" style:parent-style-name="Normal">
      <style:paragraph-properties fo:line-height="100%" fo:margin-bottom="0.0mm" fo:text-align="center"/>
      <style:text-properties fo:country="US" fo:language="en"/>
    </style:style>
    <style:style style:family="table-cell" style:name="a3abd6b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dfcdc" style:parent-style-name="Normal">
      <style:paragraph-properties fo:line-height="100%" fo:margin-bottom="0.0mm" fo:text-align="center"/>
      <style:text-properties fo:country="US" fo:language="en"/>
    </style:style>
    <style:style style:family="table-cell" style:name="a0f6dea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cf7bfd">
      <style:table-column-properties style:rel-column-width="33*"/>
    </style:style>
    <style:style style:family="table" style:name="ad35a2d">
      <style:table-properties fo:margin-left="0.0mm" style:width="12.381cm" table:align="left"/>
    </style:style>
    <style:style style:family="table-cell" style:name="a371435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bfa21" style:parent-style-name="Normal">
      <style:paragraph-properties fo:line-height="100%" fo:margin-bottom="0.0mm"/>
    </style:style>
    <style:style style:family="table-cell" style:name="aa1a590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f556b" style:parent-style-name="Normal">
      <style:paragraph-properties fo:line-height="100%" fo:margin-bottom="0.0mm"/>
    </style:style>
    <style:style style:family="table-cell" style:name="ae8889c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815d2" style:parent-style-name="Normal">
      <style:paragraph-properties fo:line-height="100%" fo:margin-bottom="0.0mm"/>
    </style:style>
    <style:style style:family="table-cell" style:name="a3dbdca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b2354" style:parent-style-name="Normal">
      <style:paragraph-properties fo:line-height="100%" fo:margin-bottom="0.0mm"/>
    </style:style>
    <style:style style:family="table-cell" style:name="a749db5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41bd8" style:parent-style-name="Normal">
      <style:paragraph-properties fo:line-height="100%" fo:margin-bottom="0.0mm"/>
    </style:style>
    <style:style style:family="table-cell" style:name="a0af4e9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b10c6" style:parent-style-name="Normal">
      <style:paragraph-properties fo:line-height="100%" fo:margin-bottom="0.0mm"/>
    </style:style>
    <style:style style:family="table-cell" style:name="af143f6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e08f5" style:parent-style-name="Normal">
      <style:paragraph-properties fo:line-height="100%" fo:margin-bottom="0.0mm"/>
    </style:style>
    <style:style style:family="paragraph" style:name="ae74702" style:parent-style-name="Normal">
      <style:paragraph-properties fo:line-height="100%" fo:margin-bottom="0.0mm"/>
    </style:style>
    <style:style style:family="table-cell" style:name="a1415b9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22e1b" style:parent-style-name="Normal">
      <style:paragraph-properties fo:line-height="100%" fo:margin-bottom="0.0mm"/>
    </style:style>
    <style:style style:family="table-cell" style:name="ae29601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651f8" style:parent-style-name="Normal">
      <style:paragraph-properties fo:line-height="100%" fo:margin-bottom="0.0mm"/>
    </style:style>
    <style:style style:family="table-cell" style:name="a07cac6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cef0f" style:parent-style-name="Normal">
      <style:paragraph-properties fo:break-before="page" fo:line-height="100%" fo:margin-bottom="0.0mm"/>
    </style:style>
    <style:style style:family="table-cell" style:name="a3c6441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79caf3">
      <style:table-row-properties style:row-height="4.83mm"/>
    </style:style>
    <style:style style:family="table-column" style:name="ad86fb6">
      <style:table-column-properties style:rel-column-width="20*"/>
    </style:style>
    <style:style style:family="table" style:name="a4ade85">
      <style:table-properties fo:margin-left="0.0mm" style:width="15.984cm" table:align="left"/>
    </style:style>
  </office:automatic-styles>
  <office:body>
    <office:text>
      <table:table table:style-name="a4ade85">
        <table:table-column table:number-columns-repeated="5" table:style-name="ad86fb6"/>
        <table:table-row table:style-name="a79caf3">
          <table:table-cell table:style-name="a3c6441">
            <text:p text:style-name="a3cef0f">1</text:p>
          </table:table-cell>
          <table:table-cell table:style-name="a07cac6">
            <text:p text:style-name="af651f8">2</text:p>
          </table:table-cell>
          <table:table-cell table:style-name="ae29601">
            <text:p text:style-name="a022e1b">3</text:p>
          </table:table-cell>
          <table:table-cell table:style-name="a1415b9">
            <text:p text:style-name="ae74702">4</text:p>
          </table:table-cell>
          <table:table-cell>
            <text:p text:style-name="a4e08f5"/>
          </table:table-cell>
        </table:table-row>
        <table:table-row>
          <table:table-cell table:style-name="af143f6">
            <text:p text:style-name="a7b10c6">11</text:p>
          </table:table-cell>
          <table:table-cell table:style-name="a0af4e9">
            <text:p text:style-name="ac41bd8">22</text:p>
          </table:table-cell>
          <table:table-cell table:style-name="a749db5">
            <text:p text:style-name="a6b2354">33</text:p>
          </table:table-cell>
          <table:table-cell table:style-name="a3dbdca">
            <text:p text:style-name="a8815d2">44</text:p>
          </table:table-cell>
          <table:table-cell table:style-name="ae8889c">
            <text:p text:style-name="a1f556b">55</text:p>
          </table:table-cell>
        </table:table-row>
        <table:table-row>
          <table:table-cell table:style-name="aa1a590">
            <text:p text:style-name="aabfa21">111</text:p>
          </table:table-cell>
          <table:table-cell table:number-columns-spanned="4" table:style-name="a371435">
            <table:table table:style-name="ad35a2d">
              <table:table-column table:number-columns-repeated="3" table:style-name="acf7bfd"/>
              <table:table-row>
                <table:table-cell table:style-name="a0f6dea">
                  <text:p text:style-name="a0dfcdc">I</text:p>
                </table:table-cell>
                <table:table-cell table:style-name="a3abd6b">
                  <text:p text:style-name="a300852">II</text:p>
                </table:table-cell>
                <table:table-cell table:style-name="ad6e202">
                  <text:p text:style-name="a1120f4">III</text:p>
                </table:table-cell>
              </table:table-row>
              <table:table-row>
                <table:table-cell table:style-name="af68634">
                  <text:p text:style-name="a45d874">Ia</text:p>
                </table:table-cell>
                <table:table-cell table:style-name="af972dc">
                  <text:p text:style-name="a7a4296">IIa</text:p>
                </table:table-cell>
                <table:table-cell table:style-name="adce090">
                  <text:p text:style-name="a6295bb">IIIa</text:p>
                </table:table-cell>
              </table:table-row>
            </table:table>
            <text:p text:style-name="a203078">Xxx</text:p>
            <text:p text:style-name="a2d17df">lö</text:p>
          </table:table-cell>
        </table:table-row>
        <table:table-row>
          <table:table-cell table:style-name="a06a030">
            <text:p text:style-name="afd0136">2222</text:p>
          </table:table-cell>
          <table:table-cell table:number-columns-spanned="3" table:style-name="af5c065">
            <text:p text:style-name="a64ebc5">INGO</text:p>
          </table:table-cell>
          <table:table-cell table:style-name="a7eae43">
            <text:p text:style-name="a9ef995">3333</text:p>
          </table:table-cell>
        </table:table-row>
        <table:table-row>
          <table:table-cell table:style-name="a318be1">
            <text:p text:style-name="ac7517f">a</text:p>
          </table:table-cell>
          <table:table-cell table:style-name="a1fb44f">
            <text:p text:style-name="a2d2c91">b</text:p>
          </table:table-cell>
          <table:table-cell table:style-name="a1debed">
            <text:p text:style-name="ad5ac84">c</text:p>
          </table:table-cell>
          <table:table-cell table:style-name="aa4961d">
            <text:p text:style-name="a1c55f2">d</text:p>
          </table:table-cell>
          <table:table-cell table:style-name="a150591">
            <text:p text:style-name="a6d8f0c">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DE" fo:font-size="10.0pt" fo:font-style="normal" fo:font-weight="normal" fo:language="de" fo:letter-spacing="normal" style:font-name="Calibri" style:font-name-asian="Calibri" style:font-name-complex="Times New Roman" style:font-size-asian="10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>
      <style:paragraph-properties fo:line-height="107%" fo:margin-bottom="2.82mm"/>
      <style:text-properties fo:font-size="11.0pt" style:font-size-asian="11.0pt"/>
    </style:style>
    <style:style style:display-name="Default Paragraph Font" style:family="text" style:name="DefaultParagraphFont" style:parent-style-name="default_character_style"/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0</dc:date>
    <meta:editing-cycles>2</meta:editing-cycles>
    <meta:editing-duration>PT0.006S</meta:editing-duration>
  </office:meta>
</office:document-meta>
</file>